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2.45cm" fo:min-width="3.59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2.65cm" fo:min-width="5.2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13.5cm" svg:height="4cm" svg:x="3.9cm" svg:y="3.9cm">
          <text:p text:style-name="P1">Third party application</text:p>
          <draw:enhanced-geometry svg:viewBox="0 0 21600 21600" draw:type="rectangle" draw:enhanced-path="M 0 0 L 21600 0 21600 21600 0 21600 0 0 Z N"/>
        </draw:custom-shape>
        <draw:custom-shape draw:style-name="gr1" draw:text-style-name="P1" draw:layer="layout" svg:width="8.9cm" svg:height="2.6cm" svg:x="2.6cm" svg:y="12.9cm">
          <text:p text:style-name="P1">mail-parser</text:p>
          <draw:enhanced-geometry svg:viewBox="0 0 21600 21600" draw:type="rectangle" draw:enhanced-path="M 0 0 L 21600 0 21600 21600 0 21600 0 0 Z N"/>
        </draw:custom-shape>
        <draw:custom-shape draw:style-name="gr2" draw:text-style-name="P1" draw:layer="layout" svg:width="15.5cm" svg:height="6.8cm" svg:x="2.7cm" svg:y="20.8cm">
          <text:p text:style-name="P1">Faxing 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1" draw:layer="layout" svg:x1="5.1cm" svg:y1="8.1cm" svg:x2="5.1cm" svg:y2="12.8cm">
          <text:p/>
        </draw:line>
        <draw:frame draw:style-name="gr4" draw:text-style-name="P2" draw:layer="layout" svg:width="2.991cm" svg:height="2.7cm" svg:x="5.1cm" svg:y="9cm">
          <draw:text-box>
            <text:p text:style-name="P2">Send fax via http wsdl API</text:p>
          </draw:text-box>
        </draw:frame>
        <draw:custom-shape draw:style-name="gr1" draw:text-style-name="P1" draw:layer="layout" svg:width="3.9cm" svg:height="2.7cm" svg:x="8.1cm" svg:y="16.8cm">
          <text:p text:style-name="P1">standard</text:p>
          <text:p text:style-name="P1">mailbox</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1" draw:layer="layout" svg:x1="7.4cm" svg:y1="15.7cm" svg:x2="7.4cm" svg:y2="21.4cm">
          <text:p/>
        </draw:line>
        <draw:frame draw:style-name="gr5" draw:text-style-name="P2" draw:layer="layout" svg:width="5.658cm" svg:height="1.916cm" svg:x="1.842cm" svg:y="16.6cm">
          <draw:text-box>
            <text:p text:style-name="P2">Transmit via email2fax</text:p>
            <text:p text:style-name="P2">With unique identifier in</text:p>
            <text:p text:style-name="P2">Subject line</text:p>
          </draw:text-box>
        </draw:frame>
        <draw:line draw:style-name="gr3" draw:text-style-name="P1" draw:layer="layout" svg:x1="10cm" svg:y1="15.6cm" svg:x2="10cm" svg:y2="16.8cm">
          <text:p/>
        </draw:line>
        <draw:line draw:style-name="gr3" draw:text-style-name="P1" draw:layer="layout" svg:x1="10.4cm" svg:y1="16.8cm" svg:x2="10.4cm" svg:y2="15.6cm">
          <text:p/>
        </draw:line>
        <draw:frame draw:style-name="gr5" draw:text-style-name="P2" draw:layer="layout" svg:width="3.868cm" svg:height="0.806cm" svg:x="11.032cm" svg:y="15.794cm">
          <draw:text-box>
            <text:p text:style-name="P2"><text:span text:style-name="T1">Polls for emails</text:span></text:p>
          </draw:text-box>
        </draw:frame>
        <draw:line draw:style-name="gr3" draw:text-style-name="P1" draw:layer="layout" svg:x1="10.4cm" svg:y1="21.2cm" svg:x2="10.4cm" svg:y2="19.6cm">
          <text:p/>
        </draw:line>
        <draw:frame draw:style-name="gr5" draw:layer="layout" svg:width="3.884cm" svg:height="0.962cm" svg:x="8.516cm" svg:y="1.638cm">
          <draw:text-box>
            <text:p>Architecture</text:p>
          </draw:text-box>
        </draw:frame>
        <draw:custom-shape draw:style-name="gr1" draw:text-style-name="P1" draw:layer="layout" svg:width="3.8cm" svg:height="2.5cm" svg:x="13.2cm" svg:y="12.9cm">
          <text:p text:style-name="P1">Notification</text:p>
          <text:p text:style-name="P1">queue</text:p>
          <draw:enhanced-geometry svg:viewBox="0 0 21600 21600" draw:type="rectangle" draw:enhanced-path="M 0 0 L 21600 0 21600 21600 0 21600 0 0 Z N"/>
        </draw:custom-shape>
        <draw:line draw:style-name="gr3" draw:text-style-name="P1" draw:layer="layout" svg:x1="11.5cm" svg:y1="14.3cm" svg:x2="13.1cm" svg:y2="14.3cm">
          <text:p/>
        </draw:line>
        <draw:custom-shape draw:style-name="gr6" draw:text-style-name="P1" draw:layer="layout" svg:width="0.5cm" svg:height="4.7cm" svg:x="14.4cm" svg:y="8.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layer="layout" svg:width="5.2cm" svg:height="3.095cm" svg:x="14.9cm" svg:y="9.105cm">
          <draw:text-box>
            <text:p>Third party application has to poll for fax notifications </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Z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tephan Butler</meta:initial-creator>
    <meta:creation-date>2012-04-20T09:37:56</meta:creation-date>
    <dc:date>2012-04-20T10:21:29</dc:date>
    <dc:creator>Stephan Butler</dc:creator>
    <meta:editing-duration>PT28M20S</meta:editing-duration>
    <meta:editing-cycles>3</meta:editing-cycles>
    <meta:generator>LibreOffice/3.4$Unix LibreOffice_project/340m1$Build-302</meta:generator>
    <meta:document-statistic meta:object-count="17"/>
  </office:meta>
</office:document-meta>
</file>